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94.75pt"/>
    </style:style>
    <style:style style:name="co4" style:family="table-column">
      <style:table-column-properties fo:break-before="auto" style:column-width="80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wer Budg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ower Budge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ount </text:p>
          </table:table-cell>
          <table:table-cell table:style-name="ce2" office:value-type="string" calcext:value-type="string">
            <text:p>Watts</text:p>
          </table:table-cell>
          <table:table-cell table:style-name="ce2" office:value-type="string" calcext:value-type="string">
            <text:p>Source</text:p>
          </table:table-cell>
        </table:table-row>
        <table:table-row table:style-name="ro2">
          <table:table-cell table:style-name="ce3" office:value-type="string" calcext:value-type="string">
            <text:p>Servos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float" office:value="6" calcext:value-type="float">
            <text:p>6.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C4]*([.B4]/1000)*[.D4]" office:value-type="float" office:value="10.8" calcext:value-type="float">
            <text:p>10.8</text:p>
          </table:table-cell>
          <table:table-cell office:value-type="string" calcext:value-type="string">
            <text:p>https://www.quora.com/Which-battery-should-I-use-to-power-5-servo-MG996R-motors</text:p>
          </table:table-cell>
        </table:table-row>
        <table:table-row table:style-name="ro2">
          <table:table-cell table:style-name="ce3" office:value-type="string" calcext:value-type="string">
            <text:p>ESP32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float" office:value="3.3" calcext:value-type="float">
            <text:p>3.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*([.B5]/1000)*[.D5]" office:value-type="float" office:value="0.858" calcext:value-type="float">
            <text:p>0.858</text:p>
          </table:table-cell>
          <table:table-cell office:value-type="string" calcext:value-type="string">
            <text:p>https://cdn.sparkfun.com/datasheets/IoT/esp32_datasheet_en.pdf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3" table:formula="of:=SUM([.E4:.E5])" office:value-type="float" office:value="11.658" calcext:value-type="float">
            <text:p>11.658</text:p>
          </table:table-cell>
          <table:table-cell/>
        </table:table-row>
      </table:table>
      <table:table table:name="Coil Sizing" table:style-name="ta1">
        <table:table-column table:style-name="co4" table:default-cell-style-name="ce5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il Sizing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n Pow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tts</text:p>
          </table:table-cell>
          <table:table-cell/>
        </table:table-row>
        <table:table-row table:style-name="ro2">
          <table:table-cell office:value-type="string" calcext:value-type="string">
            <text:p>Min Volt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3]/5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# of Coi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per Coil</text:p>
          </table:table-cell>
          <table:table-cell table:formula="of:=[.B5]/[.B7]" office:value-type="float" office:value="0.4" calcext:value-type="float">
            <text:p>0.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25 Gauge min</text:p>
          </table:table-cell>
        </table:table-row>
        <table:table-row table:style-name="ro2">
          <table:table-cell office:value-type="string" calcext:value-type="string">
            <text:p>Turns per Coil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max</text:p>
          </table:table-cell>
          <table:table-cell/>
        </table:table-row>
        <table:table-row table:style-name="ro2">
          <table:table-cell table:style-name="ce3" office:value-type="float" office:value="3000" calcext:value-type="float">
            <text:p>3000</text:p>
          </table:table-cell>
          <table:table-cell table:formula="of:=1/([.A13]/60)/6" office:value-type="float" office:value="0.00333333333333333" calcext:value-type="float">
            <text:p>0.0033333333</text:p>
          </table:table-cell>
          <table:table-cell table:style-name="ce4" table:formula="of:=[.$B$9]*0.00027/[.B13]" office:value-type="float" office:value="8.1" calcext:value-type="float">
            <text:p>8.10</text:p>
          </table:table-cell>
          <table:table-cell/>
        </table:table-row>
        <table:table-row table:style-name="ro2">
          <table:table-cell table:style-name="ce3" office:value-type="float" office:value="3740" calcext:value-type="float">
            <text:p>3740</text:p>
          </table:table-cell>
          <table:table-cell table:formula="of:=1/([.A14]/60)/6" office:value-type="float" office:value="0.00267379679144385" calcext:value-type="float">
            <text:p>0.0026737968</text:p>
          </table:table-cell>
          <table:table-cell table:style-name="ce4" table:formula="of:=[.$B$9]*0.00027/[.B14]" office:value-type="float" office:value="10.098" calcext:value-type="float">
            <text:p>10.10</text:p>
          </table:table-cell>
          <table:table-cell/>
        </table:table-row>
        <table:table-row table:style-name="ro2">
          <table:table-cell table:style-name="ce3" office:value-type="float" office:value="3940" calcext:value-type="float">
            <text:p>3940</text:p>
          </table:table-cell>
          <table:table-cell table:formula="of:=1/([.A15]/60)/6" office:value-type="float" office:value="0.00253807106598985" calcext:value-type="float">
            <text:p>0.0025380711</text:p>
          </table:table-cell>
          <table:table-cell table:style-name="ce4" table:formula="of:=[.$B$9]*0.00027/[.B15]" office:value-type="float" office:value="10.638" calcext:value-type="float">
            <text:p>10.64</text:p>
          </table:table-cell>
          <table:table-cell/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agnet Wire Data" table:style-name="ta1">
        <table:table-column table:style-name="co2" table:default-cell-style-name="ce6"/>
        <table:table-column table:style-name="co2" table:number-columns-repeated="3" table:default-cell-style-name="ce7"/>
        <table:table-row table:style-name="ro3">
          <table:table-cell office:value-type="string" calcext:value-type="string">
            <text:p>Gauge</text:p>
          </table:table-cell>
          <table:table-cell table:style-name="ce6" office:value-type="string" calcext:value-type="string">
            <text:p>Resistance</text:p>
            <text:p>(Ohms/1000 ft)</text:p>
          </table:table-cell>
          <table:table-cell table:style-name="ce6" office:value-type="string" calcext:value-type="string">
            <text:p>Resistance</text:p>
            <text:p>(Ohms/km)</text:p>
          </table:table-cell>
          <table:table-cell table:style-name="ce6" office:value-type="string" calcext:value-type="string">
            <text:p>Max Current</text:p>
            <text:p>Amps)</text:p>
          </table:table-cell>
        </table:table-row>
        <table:table-row table:style-name="ro2">
          <table:table-cell office:value-type="string" calcext:value-type="string">
            <text:p>0000 (4/0)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072" calcext:value-type="float">
            <text:p>0.16072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000 (3/0)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202704" calcext:value-type="float">
            <text:p>0.20270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00 (2/0)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0 (1/0)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322424" calcext:value-type="float">
            <text:p>0.3224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406392" calcext:value-type="float">
            <text:p>0.40639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512664" calcext:value-type="float">
            <text:p>0.51266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97" calcext:value-type="float">
            <text:p>0.197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81508" calcext:value-type="float">
            <text:p>0.815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133" calcext:value-type="float">
            <text:p>0.3133</text:p>
          </table:table-cell>
          <table:table-cell office:value-type="float" office:value="1.027624" calcext:value-type="float">
            <text:p>1.02762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951" calcext:value-type="float">
            <text:p>0.3951</text:p>
          </table:table-cell>
          <table:table-cell office:value-type="float" office:value="1.295928" calcext:value-type="float">
            <text:p>1.29592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982" calcext:value-type="float">
            <text:p>0.4982</text:p>
          </table:table-cell>
          <table:table-cell office:value-type="float" office:value="1.634096" calcext:value-type="float">
            <text:p>1.63409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282" calcext:value-type="float">
            <text:p>0.6282</text:p>
          </table:table-cell>
          <table:table-cell office:value-type="float" office:value="2.060496" calcext:value-type="float">
            <text:p>2.06049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7921" calcext:value-type="float">
            <text:p>0.7921</text:p>
          </table:table-cell>
          <table:table-cell office:value-type="float" office:value="2.598088" calcext:value-type="float">
            <text:p>2.59808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89" calcext:value-type="float">
            <text:p>0.9989</text:p>
          </table:table-cell>
          <table:table-cell office:value-type="float" office:value="3.276392" calcext:value-type="float">
            <text:p>3.27639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4.1328" calcext:value-type="float">
            <text:p>4.132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588" calcext:value-type="float">
            <text:p>1.588</text:p>
          </table:table-cell>
          <table:table-cell office:value-type="float" office:value="5.20864" calcext:value-type="float">
            <text:p>5.20864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.003" calcext:value-type="float">
            <text:p>2.003</text:p>
          </table:table-cell>
          <table:table-cell office:value-type="float" office:value="6.56984" calcext:value-type="float">
            <text:p>6.56984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.525" calcext:value-type="float">
            <text:p>2.525</text:p>
          </table:table-cell>
          <table:table-cell office:value-type="float" office:value="8.282" calcext:value-type="float">
            <text:p>8.282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184" calcext:value-type="float">
            <text:p>3.184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016" calcext:value-type="float">
            <text:p>4.016</text:p>
          </table:table-cell>
          <table:table-cell office:value-type="float" office:value="13.17248" calcext:value-type="float">
            <text:p>13.17248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.064" calcext:value-type="float">
            <text:p>5.064</text:p>
          </table:table-cell>
          <table:table-cell office:value-type="float" office:value="16.60992" calcext:value-type="float">
            <text:p>16.60992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385" calcext:value-type="float">
            <text:p>6.385</text:p>
          </table:table-cell>
          <table:table-cell office:value-type="float" office:value="20.9428" calcext:value-type="float">
            <text:p>20.9428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051" calcext:value-type="float">
            <text:p>8.051</text:p>
          </table:table-cell>
          <table:table-cell office:value-type="float" office:value="26.40728" calcext:value-type="float">
            <text:p>26.40728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15" calcext:value-type="float">
            <text:p>10.15</text:p>
          </table:table-cell>
          <table:table-cell office:value-type="float" office:value="33.292" calcext:value-type="float">
            <text:p>33.29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41.984" calcext:value-type="float">
            <text:p>41.984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.14" calcext:value-type="float">
            <text:p>16.14</text:p>
          </table:table-cell>
          <table:table-cell office:value-type="float" office:value="52.9392" calcext:value-type="float">
            <text:p>52.9392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36" calcext:value-type="float">
            <text:p>20.36</text:p>
          </table:table-cell>
          <table:table-cell office:value-type="float" office:value="66.7808" calcext:value-type="float">
            <text:p>66.7808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.67" calcext:value-type="float">
            <text:p>25.67</text:p>
          </table:table-cell>
          <table:table-cell office:value-type="float" office:value="84.1976" calcext:value-type="float">
            <text:p>84.1976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2.37" calcext:value-type="float">
            <text:p>32.37</text:p>
          </table:table-cell>
          <table:table-cell office:value-type="float" office:value="106.1736" calcext:value-type="float">
            <text:p>106.1736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0.81" calcext:value-type="float">
            <text:p>40.81</text:p>
          </table:table-cell>
          <table:table-cell office:value-type="float" office:value="133.8568" calcext:value-type="float">
            <text:p>133.8568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.47" calcext:value-type="float">
            <text:p>51.47</text:p>
          </table:table-cell>
          <table:table-cell office:value-type="float" office:value="168.8216" calcext:value-type="float">
            <text:p>168.821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4.9" calcext:value-type="float">
            <text:p>64.9</text:p>
          </table:table-cell>
          <table:table-cell office:value-type="float" office:value="212.872" calcext:value-type="float">
            <text:p>212.872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1.83" calcext:value-type="float">
            <text:p>81.83</text:p>
          </table:table-cell>
          <table:table-cell office:value-type="float" office:value="268.4024" calcext:value-type="float">
            <text:p>268.4024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.2" calcext:value-type="float">
            <text:p>103.2</text:p>
          </table:table-cell>
          <table:table-cell office:value-type="float" office:value="338.496" calcext:value-type="float">
            <text:p>338.49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0.1" calcext:value-type="float">
            <text:p>130.1</text:p>
          </table:table-cell>
          <table:table-cell office:value-type="float" office:value="426.728" calcext:value-type="float">
            <text:p>426.72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4.1" calcext:value-type="float">
            <text:p>164.1</text:p>
          </table:table-cell>
          <table:table-cell office:value-type="float" office:value="538248" calcext:value-type="float">
            <text:p>53824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6.9" calcext:value-type="float">
            <text:p>206.9</text:p>
          </table:table-cell>
          <table:table-cell office:value-type="float" office:value="678.632" calcext:value-type="float">
            <text:p>678.63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0.9" calcext:value-type="float">
            <text:p>260.9</text:p>
          </table:table-cell>
          <table:table-cell office:value-type="float" office:value="855.752" calcext:value-type="float">
            <text:p>855.75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9" calcext:value-type="float">
            <text:p>329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4.8" calcext:value-type="float">
            <text:p>414.8</text:p>
          </table:table-cell>
          <table:table-cell office:value-type="float" office:value="1360" calcext:value-type="float">
            <text:p>136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23.1" calcext:value-type="float">
            <text:p>523.1</text:p>
          </table:table-cell>
          <table:table-cell office:value-type="float" office:value="1715" calcext:value-type="float">
            <text:p>1715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59.6" calcext:value-type="float">
            <text:p>659.6</text:p>
          </table:table-cell>
          <table:table-cell office:value-type="float" office:value="2163" calcext:value-type="float">
            <text:p>2163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31.8" calcext:value-type="float">
            <text:p>831.8</text:p>
          </table:table-cell>
          <table:table-cell office:value-type="float" office:value="2728" calcext:value-type="float">
            <text:p>272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49" calcext:value-type="float">
            <text:p>1049</text:p>
          </table:table-cell>
          <table:table-cell office:value-type="float" office:value="3440" calcext:value-type="float">
            <text:p>3440</text:p>
          </table:table-cell>
          <table:table-cell office:value-type="float" office:value="0.0137" calcext:value-type="float">
            <text:p>0.0137</text:p>
          </table:table-cell>
        </table:table-row>
      </table:table>
      <table:table table:name="Baseline Design" table:style-name="ta1">
        <table:shapes>
          <draw:frame draw:z-index="0" draw:style-name="gr1" draw:text-style-name="P1" svg:width="452.95pt" svg:height="254.78pt" svg:x="513.21pt" svg:y="31.69pt">
            <loext:p draw:notify-on-update-of-ranges="'Baseline Design'.A2:'Baseline Design'.A7 'Baseline Design'.G2:'Baseline Design'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3" table:default-cell-style-name="ce3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row table:style-name="ro2"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Watts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B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1/([.A2]/60)/6" office:value-type="float" office:value="0.01953125" calcext:value-type="float">
            <text:p>1.95E-02</text:p>
          </table:table-cell>
          <table:table-cell table:formula="of:=([.B2]*[.F2])/[.$B$12]" office:value-type="float" office:value="0.000130208333333333" calcext:value-type="float">
            <text:p>0.0001302083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4.78" calcext:value-type="float">
            <text:p>4.78</text:p>
          </table:table-cell>
          <table:table-cell office:value-type="float" office:value="1.47" calcext:value-type="float">
            <text:p>1.47</text:p>
          </table:table-cell>
          <table:table-cell office:value-type="float" office:value="7" calcext:value-type="float">
            <text:p>7</text:p>
          </table:table-cell>
          <table:table-cell/>
          <table:table-cell table:formula="of:=1/([.A3]/60)/6" office:value-type="float" office:value="0.0122249388753056" calcext:value-type="float">
            <text:p>1.22E-02</text:p>
          </table:table-cell>
          <table:table-cell table:formula="of:=([.B3]*[.F3])/[.$B$12]" office:value-type="float" office:value="0.00019478402607987" calcext:value-type="float">
            <text:p>0.000194784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1/([.A4]/60)/6" office:value-type="float" office:value="0.00978473581213307" calcext:value-type="float">
            <text:p>9.78E-03</text:p>
          </table:table-cell>
          <table:table-cell table:formula="of:=([.B4]*[.F4])/[.$B$12]" office:value-type="float" office:value="0.000221787345075016" calcext:value-type="float">
            <text:p>0.0002217873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1/([.A5]/60)/6" office:value-type="float" office:value="0.0077639751552795" calcext:value-type="float">
            <text:p>7.76E-03</text:p>
          </table:table-cell>
          <table:table-cell table:formula="of:=([.B5]*[.F5])/[.$B$12]" office:value-type="float" office:value="0.000245859213250518" calcext:value-type="float">
            <text:p>0.0002458592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12.8" calcext:value-type="float">
            <text:p>12.8</text:p>
          </table:table-cell>
          <table:table-cell office:value-type="float" office:value="2.3" calcext:value-type="float">
            <text:p>2.3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1/([.A6]/60)/6" office:value-type="float" office:value="0.00620732464307883" calcext:value-type="float">
            <text:p>6.21E-03</text:p>
          </table:table-cell>
          <table:table-cell table:formula="of:=([.B6]*[.F6])/[.$B$12]" office:value-type="float" office:value="0.00026484585143803" calcext:value-type="float">
            <text:p>0.0002648459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16.6" calcext:value-type="float">
            <text:p>16.6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1/([.A7]/60)/6" office:value-type="float" office:value="0.00502008032128514" calcext:value-type="float">
            <text:p>5.02E-03</text:p>
          </table:table-cell>
          <table:table-cell table:formula="of:=([.B7]*[.F7])/[.$B$12]" office:value-type="float" office:value="0.000277777777777778" calcext:value-type="float">
            <text:p>0.0002777778</text:p>
          </table:table-cell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# of Coil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Current per Coil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Turns per Coil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3-03T18:39:40.539000000</meta:creation-date>
    <dc:date>2017-03-03T22:52:27.841000000</dc:date>
    <dc:creator>Peter McCloud</dc:creator>
    <meta:editing-duration>PT2H54M14S</meta:editing-duration>
    <meta:editing-cycles>8</meta:editing-cycles>
    <meta:generator>LibreOffice/5.1.6.2$Windows_x86 LibreOffice_project/07ac168c60a517dba0f0d7bc7540f5afa45f0909</meta:generator>
    <meta:document-statistic meta:table-count="4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Fit" loext:regression-max-degree="4" loext:regression-period="2" loext:regression-extrapolate-forward="100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8.989cm" xlink:href=".." xlink:type="simple" chart:class="chart:scatter" chart:style-name="ch1">
        <chart:legend chart:legend-position="end" svg:x="13.112cm" svg:y="3.94cm" style:legend-expansion="high" chart:style-name="ch2"/>
        <chart:plot-area chart:style-name="ch3" table:cell-range-address="'Baseline Design'.A2:'Baseline Design'.A7 'Baseline Design'.G2:'Baseline Design'.G7" svg:x="0.319cm" svg:y="0.179cm" svg:width="12.474cm" svg:height="8.631cm">
          <chartooo:coordinate-region svg:x="1.819cm" svg:y="0.381cm" svg:width="10.591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aseline Design'.G2:'Baseline Design'.G7" chart:class="chart:scatter">
            <chart:domain table:cell-range-address="'Baseline Design'.A2:'Baseline Design'.A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'Baseline Design'.A2:'Baseline Design'.A7</svg:desc>
                </draw:g>
              </table:table-cell>
              <table:table-cell office:value-type="float" office:value="0.000130208333333333">
                <text:p>0.000130208333333333</text:p>
                <draw:g>
                  <svg:desc>'Baseline Design'.G2:'Baseline Design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8">
                <text:p>818</text:p>
              </table:table-cell>
              <table:table-cell office:value-type="float" office:value="0.00019478402607987">
                <text:p>0.00019478402607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">
                <text:p>1022</text:p>
              </table:table-cell>
              <table:table-cell office:value-type="float" office:value="0.000221787345075016">
                <text:p>0.000221787345075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8">
                <text:p>1288</text:p>
              </table:table-cell>
              <table:table-cell office:value-type="float" office:value="0.000245859213250518">
                <text:p>0.00024585921325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1">
                <text:p>1611</text:p>
              </table:table-cell>
              <table:table-cell office:value-type="float" office:value="0.00026484585143803">
                <text:p>0.00026484585143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2">
                <text:p>1992</text:p>
              </table:table-cell>
              <table:table-cell office:value-type="float" office:value="0.000277777777777778">
                <text:p>0.0002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